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76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34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true" fo:min-height="0.344cm" fo:min-width="0.755cm" fo:padding-top="0cm" fo:padding-bottom="0cm" fo:padding-left="0cm" fo:padding-right="0cm"/>
    </style:style>
    <style:style style:name="gr49" style:family="graphic" style:parent-style-name="standard">
      <style:graphic-properties draw:stroke="none" svg:stroke-color="#000000" draw:fill="none" draw:fill-color="#ffffff" draw:textarea-horizontal-align="left" draw:auto-grow-height="true" draw:auto-grow-width="true" fo:min-height="0.344cm" fo:min-width="1.149cm" fo:padding-top="0cm" fo:padding-bottom="0cm" fo:padding-left="0cm" fo:padding-right="0cm"/>
    </style:style>
    <style:style style:name="gr50" style:family="graphic" style:parent-style-name="standard">
      <style:graphic-properties draw:stroke="none" draw:fill-color="#ffffff"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429cm" fo:min-width="2.69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true" fo:min-height="0.429cm" fo:min-width="2.258cm" fo:padding-top="0cm" fo:padding-bottom="0cm" fo:padding-left="0cm" fo:padding-right="0cm"/>
    </style:style>
    <style:style style:name="gr53" style:family="graphic" style:parent-style-name="standard">
      <style:graphic-properties draw:stroke="none" svg:stroke-color="#000000" draw:fill="none" draw:fill-color="#ffffff" draw:textarea-horizontal-align="left" draw:auto-grow-height="true" draw:auto-grow-width="true" fo:min-height="0.429cm" fo:min-width="2.589cm" fo:padding-top="0cm" fo:padding-bottom="0cm" fo:padding-left="0cm" fo:padding-right="0cm"/>
    </style:style>
    <style:style style:name="gr54" style:family="graphic" style:parent-style-name="standard">
      <style:graphic-properties draw:stroke="none" svg:stroke-color="#000000" draw:fill="solid" draw:fill-color="#ffffff" draw:textarea-horizontal-align="left" draw:auto-grow-height="true" draw:auto-grow-width="true" fo:min-height="0.429cm" fo:min-width="2.407cm" fo:padding-top="0cm" fo:padding-bottom="0cm" fo:padding-left="0cm" fo:padding-right="0cm"/>
    </style:style>
    <style:style style:name="gr55" style:family="graphic" style:parent-style-name="standard">
      <style:graphic-properties draw:stroke="none" svg:stroke-color="#000000" draw:fill="none" draw:fill-color="#ffffff" draw:textarea-horizontal-align="left" draw:auto-grow-height="true" draw:auto-grow-width="true" fo:min-height="0.429cm" fo:min-width="1.586cm" fo:padding-top="0cm" fo:padding-bottom="0cm" fo:padding-left="0cm" fo:padding-right="0cm"/>
    </style:style>
    <style:style style:name="gr56"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57" style:family="graphic" style:parent-style-name="standard">
      <style:graphic-properties draw:stroke="none" svg:stroke-color="#000000" draw:fill="solid" draw:fill-color="#ffffff" draw:textarea-horizontal-align="left" draw:auto-grow-height="true" draw:auto-grow-width="true" fo:min-height="0.429cm" fo:min-width="3.296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true" fo:min-height="0.429cm" fo:min-width="1.619cm" fo:padding-top="0cm" fo:padding-bottom="0cm" fo:padding-left="0cm" fo:padding-right="0cm"/>
    </style:style>
    <style:style style:name="gr59"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auto-grow-height="true" draw:auto-grow-width="true" fo:min-height="0.429cm" fo:min-width="2.446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auto-grow-height="true" draw:auto-grow-width="true" fo:min-height="0.348cm" fo:min-width="2.449cm" fo:padding-top="0cm" fo:padding-bottom="0cm" fo:padding-left="0cm" fo:padding-right="0cm"/>
    </style:style>
    <style:style style:name="gr62"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63"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gr64" style:family="graphic" style:parent-style-name="standard">
      <style:graphic-properties draw:stroke="none" svg:stroke-color="#000000" draw:fill="solid" draw:fill-color="#ffffff" draw:textarea-horizontal-align="left" draw:auto-grow-height="true" draw:auto-grow-width="true" fo:min-height="0.429cm" fo:min-width="3.063cm" fo:padding-top="0cm" fo:padding-bottom="0cm" fo:padding-left="0cm" fo:padding-right="0cm"/>
    </style:style>
    <style:style style:name="gr65" style:family="graphic" style:parent-style-name="objectwithoutfill">
      <style:graphic-properties draw:stroke="dash" draw:stroke-dash="Ultrafine_20_Dashed" draw:marker-end="Arrow" draw:marker-end-width="0.152cm" draw:fill="none"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0.344cm" fo:min-width="0.777cm" fo:padding-top="0cm" fo:padding-bottom="0cm" fo:padding-left="0cm" fo:padding-right="0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P10" style:family="paragraph">
      <style:paragraph-properties fo:margin-left="0cm" fo:margin-right="0cm" fo:text-indent="0cm" style:text-autospace="none"/>
      <style:text-properties fo:font-family="Calibri" style:font-family-generic="swiss" style:font-pitch="variable" fo:font-size="9pt" fo:font-weight="bold" style:font-size-asian="9pt" style:font-weight-asian="bold" style:font-size-complex="9pt" style:font-weight-complex="bold"/>
    </style:style>
    <style:style style:name="P11" style:family="paragraph">
      <style:paragraph-properties fo:margin-left="0cm" fo:margin-right="0cm" fo:text-indent="0cm" style:text-autospace="none"/>
      <style:text-properties fo:font-family="Calibri" style:font-family-generic="swiss" style:font-pitch="variable" fo:font-size="10pt" fo:font-weight="normal" style:font-size-asian="10pt" style:font-weight-asian="normal" style:font-size-complex="10pt" style:font-weight-complex="normal"/>
    </style:style>
    <style:style style:name="P12" style:family="paragraph">
      <style:paragraph-properties fo:margin-left="0cm" fo:margin-right="0cm" fo:text-indent="0cm" style:text-autospace="none"/>
      <style:text-properties fo:font-family="Calibri" style:font-family-generic="swiss" style:font-pitch="variable" fo:font-size="10pt" fo:font-weight="bold" style:font-size-asian="10pt" style:font-weight-asian="bold" style:font-size-complex="10pt" style:font-weight-complex="bold"/>
    </style:style>
    <style:style style:name="P13" style:family="paragraph">
      <style:paragraph-properties style:text-autospace="none"/>
      <style:text-properties fo:font-family="Menlo" fo:font-size="12pt" style:font-family-asian="Menlo" style:font-size-asian="12pt" style:font-family-complex="Menlo" style:font-size-complex="6.80000019073486pt"/>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alibri" style:font-family-generic="swiss" style:font-pitch="variable" fo:font-size="9pt" fo:font-style="normal" fo:text-shadow="none" style:text-underline-style="none" fo:font-weight="bold" style:letter-kerning="true" style:font-family-asian="Menlo" style:font-size-asian="9pt" style:font-style-asian="normal" style:font-weight-asian="bold" style:font-family-complex="Menlo" style:font-size-complex="9pt" style:font-style-complex="normal" style:font-weight-complex="bold" style:text-emphasize="none" style:font-relief="none" style:text-overline-style="none" style:text-overline-color="font-color"/>
    </style:style>
    <style:style style:name="T9"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bold" style:font-family-complex="Menlo" style:font-size-complex="10pt" style:font-style-complex="normal" style:font-weight-complex="bold" style:text-emphasize="none" style:font-relief="none" style:text-overline-style="none" style:text-overline-color="font-color"/>
    </style:style>
    <style:style style:name="T10" style:family="text">
      <style:text-properties fo:font-family="Calibri" style:font-family-generic="swiss" style:font-pitch="variable" fo:font-size="8pt" fo:font-weight="normal" style:font-weight-asian="normal" style:font-weight-complex="normal"/>
    </style:style>
    <style:style style:name="T11"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9.624cm" svg:y="6.795cm">
            <draw:text-box>
              <text:p text:style-name="P1"><text:span text:style-name="T1">EventsApplicationRuntime</text:span></text:p>
            </draw:text-box>
          </draw:frame>
          <draw:custom-shape draw:style-name="gr2" draw:text-style-name="P3" draw:layer="layout" svg:width="5.467cm" svg:height="2.234cm" svg:x="9.653cm" svg:y="7.232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9.506cm" svg:y="6.676cm" svg:viewBox="0 0 431 739" draw:points="229,739 0,739 0,0 431,0">
            <text:p/>
          </draw:polyline>
          <draw:frame draw:style-name="gr4" draw:text-style-name="P4" draw:layer="layout" svg:width="2.843cm" svg:height="0.429cm" svg:x="9.633cm" svg:y="6.458cm">
            <draw:text-box>
              <text:p text:style-name="P1"><text:span text:style-name="T2">ApplicationRuntime</text:span></text:p>
            </draw:text-box>
          </draw:frame>
          <draw:rect draw:style-name="gr5" draw:text-style-name="P3" draw:layer="layout" svg:width="0.179cm" svg:height="2.021cm" svg:x="9.571cm" svg:y="7.334cm">
            <text:p/>
          </draw:rect>
          <draw:g>
            <draw:frame draw:style-name="gr6" draw:text-style-name="P5" draw:layer="layout" svg:width="0.912cm" svg:height="0.344cm" svg:x="10.127cm" svg:y="8.804cm">
              <draw:text-box>
                <text:p text:style-name="P1"><text:span text:style-name="T3">initiator</text:span></text:p>
              </draw:text-box>
            </draw:frame>
            <draw:custom-shape draw:style-name="gr7" draw:text-style-name="P3" draw:layer="layout" svg:width="0.416cm" svg:height="0.104cm" svg:x="10.193cm" svg:y="9.195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1.719cm" svg:y="8.391cm">
              <draw:text-box>
                <text:p text:style-name="P1"><text:span text:style-name="T3">parser</text:span></text:p>
              </draw:text-box>
            </draw:frame>
            <draw:custom-shape draw:style-name="gr7" draw:text-style-name="P3" draw:layer="layout" svg:width="0.416cm" svg:height="0.104cm" svg:x="11.793cm" svg:y="8.747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3.214cm" svg:y="9.032cm">
              <draw:text-box>
                <text:p text:style-name="P1"><text:span text:style-name="T3">terminator</text:span></text:p>
              </draw:text-box>
            </draw:frame>
            <draw:custom-shape draw:style-name="gr7" draw:text-style-name="P3" draw:layer="layout" svg:width="0.416cm" svg:height="0.104cm" svg:x="14.5cm" svg:y="9.17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2.842cm" svg:y="8.112cm">
              <draw:text-box>
                <text:p text:style-name="P1"><text:span text:style-name="T3">endOfStream</text:span></text:p>
              </draw:text-box>
            </draw:frame>
            <draw:custom-shape draw:style-name="gr7" draw:text-style-name="P3" draw:layer="layout" svg:width="0.416cm" svg:height="0.104cm" svg:x="14.444cm" svg:y="8.249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96cm" svg:y="2.881cm">
              <draw:text-box>
                <text:p text:style-name="P1"><text:span text:style-name="T3">globalOptions</text:span></text:p>
              </draw:text-box>
            </draw:frame>
            <draw:custom-shape draw:style-name="gr19" draw:text-style-name="P3" draw:layer="layout" svg:width="0.898cm" svg:height="0.328cm" svg:x="8.969cm" svg:y="2.939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79cm" svg:y="2.613cm">
              <draw:text-box>
                <text:p text:style-name="P1"><text:span text:style-name="T5">List</text:span></text:p>
              </draw:text-box>
            </draw:frame>
            <draw:line draw:style-name="gr21" draw:text-style-name="P3" draw:layer="layout" svg:x1="8.53cm" svg:y1="3.087cm" svg:x2="8.98cm" svg:y2="3.087cm">
              <text:p/>
            </draw:line>
            <draw:custom-shape draw:style-name="gr7" draw:text-style-name="P3" draw:layer="layout" svg:width="0.416cm" svg:height="0.104cm" svg:x="8.342cm" svg:y="3.028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82cm" svg:y="3.042cm">
              <text:p/>
            </draw:circle>
            <draw:circle draw:style-name="gr22" draw:text-style-name="P3" draw:layer="layout" svg:width="0.133cm" svg:height="0.133cm" svg:x="9.583cm" svg:y="3.043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5.05cm" svg:y="6.033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4.011cm" svg:height="3.672cm" svg:x="5.588cm" svg:y="3.954cm" svg:viewBox="0 0 4012 3673" svg:d="M595 0c-1139 1158-966 3854 3417 3663">
            <text:p/>
          </draw:path>
        </draw:g>
        <draw:g>
          <draw:frame draw:style-name="gr26" draw:text-style-name="P2" draw:layer="layout" svg:width="3.029cm" svg:height="0.429cm" svg:x="10.967cm" svg:y="18.091cm">
            <draw:text-box>
              <text:p text:style-name="P1"><text:span text:style-name="T1">SomeCommand</text:span></text:p>
            </draw:text-box>
          </draw:frame>
          <draw:custom-shape draw:style-name="gr2" draw:text-style-name="P3" draw:layer="layout" svg:width="2.541cm" svg:height="2.234cm" svg:x="10.996cm" svg:y="18.52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849cm" svg:y="17.972cm" svg:viewBox="0 0 431 739" draw:points="229,739 0,739 0,0 431,0">
            <text:p/>
          </draw:polyline>
          <draw:frame draw:style-name="gr27" draw:text-style-name="P4" draw:layer="layout" svg:width="1.479cm" svg:height="0.429cm" svg:x="10.976cm" svg:y="17.754cm">
            <draw:text-box>
              <text:p text:style-name="P1"><text:span text:style-name="T2">Command</text:span></text:p>
            </draw:text-box>
          </draw:frame>
          <draw:custom-shape draw:style-name="gr28" draw:text-style-name="P3" draw:layer="layout" svg:width="2.403cm" svg:height="1.585cm" svg:x="10.996cm" svg:y="19.03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914cm" svg:y="18.63cm">
            <text:p/>
          </draw:rect>
          <draw:frame draw:style-name="gr29" draw:text-style-name="P2" draw:layer="layout" svg:width="2.195cm" svg:height="0.429cm" svg:x="11.15cm" svg:y="18.558cm">
            <draw:text-box>
              <text:p text:style-name="P1"><text:span text:style-name="T1">CommandBase</text:span></text:p>
            </draw:text-box>
          </draw:frame>
          <draw:g>
            <draw:frame draw:style-name="gr30" draw:text-style-name="P5" draw:layer="layout" svg:width="0.861cm" svg:height="0.348cm" svg:x="10.8cm" svg:y="19.422cm">
              <draw:text-box>
                <text:p text:style-name="P1"><text:span text:style-name="T3">options</text:span></text:p>
              </draw:text-box>
            </draw:frame>
            <draw:custom-shape draw:style-name="gr19" draw:text-style-name="P3" draw:layer="layout" svg:width="0.898cm" svg:height="0.328cm" svg:x="12.36cm" svg:y="19.4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57cm" svg:y="19.154cm">
              <draw:text-box>
                <text:p text:style-name="P1"><text:span text:style-name="T5">List</text:span></text:p>
              </draw:text-box>
            </draw:frame>
            <draw:line draw:style-name="gr21" draw:text-style-name="P3" draw:layer="layout" svg:x1="11.921cm" svg:y1="19.628cm" svg:x2="12.371cm" svg:y2="19.628cm">
              <text:p/>
            </draw:line>
            <draw:custom-shape draw:style-name="gr7" draw:text-style-name="P3" draw:layer="layout" svg:width="0.416cm" svg:height="0.104cm" svg:x="11.733cm" svg:y="19.569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473cm" svg:y="19.583cm">
              <text:p/>
            </draw:circle>
            <draw:circle draw:style-name="gr22" draw:text-style-name="P3" draw:layer="layout" svg:width="0.133cm" svg:height="0.133cm" svg:x="12.974cm" svg:y="19.584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6.035cm" svg:height="14.98cm" svg:x="4.881cm" svg:y="4.036cm" svg:viewBox="0 0 6036 14981" svg:d="M994 0c-1318 502-2581 14565 5042 14981">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1.974cm" svg:height="0.862cm" svg:x="9.634cm" svg:y="3.128cm" svg:viewBox="0 0 1975 863" svg:d="M0 0c10 479 964 1256 1975 628">
          <text:p/>
        </draw:path>
        <draw:g>
          <draw:line draw:style-name="gr36" draw:text-style-name="P3" draw:layer="layout" svg:x1="8.626cm" svg:y1="8.271cm" svg:x2="10.013cm" svg:y2="8.277cm">
            <text:p/>
          </draw:line>
          <draw:frame draw:style-name="gr37" draw:text-style-name="P8" draw:layer="layout" svg:width="0.601cm" svg:height="0.323cm" svg:x="8.842cm" svg:y="8.111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8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1.313cm" svg:y="12.30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3.104cm" svg:y="12.639cm">
            <draw:text-box>
              <text:p text:style-name="P1"><text:span text:style-name="T5">Thread</text:span></text:p>
            </draw:text-box>
          </draw:frame>
          <draw:g>
            <draw:frame draw:style-name="gr48" draw:text-style-name="P5" draw:layer="layout" svg:width="0.755cm" svg:height="0.344cm" svg:x="11.303cm" svg:y="12.53cm">
              <draw:text-box>
                <text:p text:style-name="P1"><text:span text:style-name="T3">logic</text:span></text:p>
              </draw:text-box>
            </draw:frame>
            <draw:custom-shape draw:style-name="gr7" draw:text-style-name="P3" draw:layer="layout" svg:width="0.416cm" svg:height="0.104cm" svg:x="10.849cm" svg:y="12.674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2.338cm" svg:x="10.883cm" svg:y="13.6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10.736cm" svg:y="13.227cm" svg:viewBox="0 0 229 621" draw:points="229,621 0,621 0,0 124,0">
              <text:p/>
            </draw:polyline>
            <draw:frame draw:style-name="gr49" draw:text-style-name="P5" draw:layer="layout" svg:width="1.149cm" svg:height="0.344cm" svg:x="12.064cm" svg:y="14.553cm">
              <draw:text-box>
                <text:p text:style-name="P1"><text:span text:style-name="T3">lineParser</text:span></text:p>
              </draw:text-box>
            </draw:frame>
            <draw:custom-shape draw:style-name="gr7" draw:text-style-name="P3" draw:layer="layout" svg:width="0.416cm" svg:height="0.104cm" svg:x="11.61cm" svg:y="14.697cm">
              <text:p/>
              <draw:enhanced-geometry svg:viewBox="0 0 21600 21600" draw:mirror-horizontal="false" draw:mirror-vertical="false" draw:type="rectangle" draw:enhanced-path="M 0 0 L 21600 0 21600 21600 0 21600 0 0 Z N"/>
            </draw:custom-shape>
            <draw:custom-shape draw:style-name="gr28" draw:text-style-name="P3" draw:layer="layout" svg:width="2.525cm" svg:height="0.509cm" svg:x="10.884cm" svg:y="14.06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rect draw:style-name="gr50" draw:text-style-name="P3" draw:layer="layout" svg:width="0.213cm" svg:height="0.241cm" svg:x="13.42cm" svg:y="13.766cm">
                <text:p/>
              </draw:rect>
              <draw:frame draw:style-name="gr51" draw:text-style-name="P10" draw:layer="layout" svg:width="2.69cm" svg:height="0.429cm" svg:x="11.015cm" svg:y="13.655cm">
                <draw:text-box>
                  <text:p text:style-name="P9"><text:span text:style-name="T8">ProcessingLogicBase</text:span></text:p>
                </draw:text-box>
              </draw:frame>
            </draw:g>
            <draw:rect draw:style-name="gr5" draw:text-style-name="P3" draw:layer="layout" svg:width="0.179cm" svg:height="2.128cm" svg:x="10.801cm" svg:y="13.733cm">
              <text:p/>
            </draw:rect>
            <draw:g>
              <draw:rect draw:style-name="gr50" draw:text-style-name="P3" draw:layer="layout" svg:width="0.126cm" svg:height="0.283cm" svg:x="12.825cm" svg:y="13.09cm">
                <text:p/>
              </draw:rect>
              <draw:frame draw:style-name="gr52" draw:text-style-name="P11" draw:layer="layout" svg:width="2.258cm" svg:height="0.429cm" svg:x="10.821cm" svg:y="12.997cm">
                <draw:text-box>
                  <text:p text:style-name="P9"><text:span text:style-name="T7">ProcessingLogic</text:span></text:p>
                </draw:text-box>
              </draw:frame>
            </draw:g>
            <draw:g>
              <draw:rect draw:style-name="gr50" draw:text-style-name="P3" draw:layer="layout" svg:width="0.617cm" svg:height="0.22cm" svg:x="12.819cm" svg:y="13.385cm">
                <text:p/>
              </draw:rect>
              <draw:frame draw:style-name="gr53" draw:text-style-name="P12" draw:layer="layout" svg:width="2.589cm" svg:height="0.429cm" svg:x="10.816cm" svg:y="13.254cm">
                <draw:text-box>
                  <text:p text:style-name="P9"><text:span text:style-name="T9">LineStreamParser</text:span></text:p>
                </draw:text-box>
              </draw:frame>
            </draw:g>
          </draw:g>
          <draw:path draw:style-name="gr21" draw:text-style-name="P3" draw:layer="layout" svg:width="0.69cm" svg:height="1.446cm" svg:x="10.16cm" svg:y="12.743cm" svg:viewBox="0 0 691 1447" svg:d="M691 1c-874-52-957 1456-31 1446">
            <text:p/>
          </draw:path>
          <draw:g>
            <draw:custom-shape draw:style-name="gr28" draw:text-style-name="P3" draw:layer="layout" svg:width="3.148cm" svg:height="0.921cm" svg:x="11.725cm" svg:y="15.534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789cm" svg:x="11.578cm" svg:y="14.942cm" svg:viewBox="0 0 229 790" draw:points="229,790 0,790 0,6 166,0">
              <text:p/>
            </draw:polyline>
            <draw:rect draw:style-name="gr5" draw:text-style-name="P3" draw:layer="layout" svg:width="0.179cm" svg:height="0.745cm" svg:x="11.643cm" svg:y="15.617cm">
              <text:p/>
            </draw:rect>
            <draw:frame draw:style-name="gr54" draw:text-style-name="P12" draw:layer="layout" svg:width="2.407cm" svg:height="0.429cm" svg:x="11.706cm" svg:y="15.087cm">
              <draw:text-box>
                <text:p text:style-name="P9"><text:span text:style-name="T9">HttpdLineParser</text:span></text:p>
              </draw:text-box>
            </draw:frame>
            <draw:frame draw:style-name="gr55" draw:text-style-name="P11" draw:layer="layout" svg:width="1.586cm" svg:height="0.429cm" svg:x="11.705cm" svg:y="14.779cm">
              <draw:text-box>
                <text:p text:style-name="P9"><text:span text:style-name="T7">LineParser</text:span></text:p>
              </draw:text-box>
            </draw:frame>
            <draw:frame draw:style-name="gr9" draw:text-style-name="P5" draw:layer="layout" svg:width="1.251cm" svg:height="0.344cm" svg:x="12.877cm" svg:y="15.788cm">
              <draw:text-box>
                <text:p text:style-name="P1"><text:span text:style-name="T3">lineFormat</text:span></text:p>
              </draw:text-box>
            </draw:frame>
            <draw:custom-shape draw:style-name="gr7" draw:text-style-name="P3" draw:layer="layout" svg:width="0.416cm" svg:height="0.104cm" svg:x="14.221cm" svg:y="15.932cm">
              <text:p/>
              <draw:enhanced-geometry svg:viewBox="0 0 21600 21600" draw:mirror-horizontal="false" draw:mirror-vertical="false" draw:type="rectangle" draw:enhanced-path="M 0 0 L 21600 0 21600 21600 0 21600 0 0 Z N"/>
            </draw:custom-shape>
          </draw:g>
          <draw:path draw:style-name="gr21" draw:text-style-name="P3" draw:layer="layout" svg:width="0.48cm" svg:height="1.048cm" svg:x="11.153cm" svg:y="14.753cm" svg:viewBox="0 0 481 1049" svg:d="M464 2c-621-59-621 1089 17 1046">
            <text:p/>
          </draw:path>
          <draw:g>
            <draw:custom-shape draw:style-name="gr56" draw:text-style-name="P3" draw:layer="layout" svg:width="2.43cm" svg:height="0.499cm" svg:x="15.336cm" svg:y="15.75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2" draw:layer="layout" svg:width="2.407cm" svg:height="0.429cm" svg:x="15.317cm" svg:y="15.304cm">
              <draw:text-box>
                <text:p text:style-name="P9"><text:span text:style-name="T9">HttpdLogFormat</text:span></text:p>
              </draw:text-box>
            </draw:frame>
          </draw:g>
          <draw:line draw:style-name="gr21" draw:text-style-name="P3" draw:layer="layout" svg:x1="14.615cm" svg:y1="15.993cm" svg:x2="15.334cm" svg:y2="15.989cm">
            <text:p/>
          </draw:line>
        </draw:g>
        <draw:g>
          <draw:frame draw:style-name="gr57" draw:text-style-name="P2" draw:layer="layout" svg:width="3.761cm" svg:height="0.429cm" svg:x="20.629cm" svg:y="10.589cm">
            <draw:text-box>
              <text:p text:style-name="P1"><text:span text:style-name="T1">OutputStreamTerminator</text:span></text:p>
            </draw:text-box>
          </draw:frame>
          <draw:custom-shape draw:style-name="gr2" draw:text-style-name="P3" draw:layer="layout" svg:width="2.884cm" svg:height="2.996cm" svg:x="20.658cm" svg:y="10.994cm">
            <text:p/>
            <draw:enhanced-geometry svg:viewBox="0 0 21600 21600" draw:path-stretchpoint-x="10800" draw:path-stretchpoint-y="10800" draw:text-areas="?f3 ?f4 ?f5 ?f6" draw:type="round-rectangle" draw:modifiers="411.7850953206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738cm" svg:x="20.511cm" svg:y="10.615cm" svg:viewBox="0 0 229 739" draw:points="229,739 0,739 0,0 217,0">
            <text:p/>
          </draw:polyline>
          <draw:frame draw:style-name="gr58" draw:text-style-name="P4" draw:layer="layout" svg:width="1.619cm" svg:height="0.429cm" svg:x="20.638cm" svg:y="10.352cm">
            <draw:text-box>
              <text:p text:style-name="P1"><text:span text:style-name="T2">Terminator</text:span></text:p>
            </draw:text-box>
          </draw:frame>
          <draw:custom-shape draw:style-name="gr28" draw:text-style-name="P3" draw:layer="layout" svg:width="2.701cm" svg:height="2.486cm" svg:x="20.658cm" svg:y="11.34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821cm" svg:x="20.576cm" svg:y="11.082cm">
            <text:p/>
          </draw:rect>
          <draw:g>
            <draw:frame draw:style-name="gr47" draw:text-style-name="P5" draw:layer="layout" svg:width="1.374cm" svg:height="0.348cm" svg:x="20.838cm" svg:y="12.499cm">
              <draw:text-box>
                <text:p text:style-name="P1"><text:span text:style-name="T3">inputQueue</text:span></text:p>
              </draw:text-box>
            </draw:frame>
            <draw:custom-shape draw:style-name="gr7" draw:text-style-name="P3" draw:layer="layout" svg:width="0.416cm" svg:height="0.104cm" svg:x="20.914cm" svg:y="12.393cm">
              <text:p/>
              <draw:enhanced-geometry svg:viewBox="0 0 21600 21600" draw:mirror-horizontal="false" draw:mirror-vertical="false" draw:type="rectangle" draw:enhanced-path="M 0 0 L 21600 0 21600 21600 0 21600 0 0 Z N"/>
            </draw:custom-shape>
          </draw:g>
          <draw:g>
            <draw:frame draw:style-name="gr59" draw:text-style-name="P5" draw:layer="layout" svg:width="1.606cm" svg:height="0.348cm" svg:x="21.662cm" svg:y="12.063cm">
              <draw:text-box>
                <text:p text:style-name="P1"><text:span text:style-name="T3">outputStream</text:span></text:p>
              </draw:text-box>
            </draw:frame>
            <draw:custom-shape draw:style-name="gr7" draw:text-style-name="P3" draw:layer="layout" svg:width="0.416cm" svg:height="0.104cm" svg:x="22.841cm" svg:y="12.387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23.26cm" svg:y="13.016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23.542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4.298cm" svg:y="13.557cm" svg:viewBox="0 0 152 270" draw:points="64,0 134,50 152,270 0,264 20,6">
                <text:p/>
              </draw:polygon>
              <draw:custom-shape draw:style-name="gr44" draw:text-style-name="P3" draw:layer="layout" svg:width="0.196cm" svg:height="0.262cm" draw:transform="rotate (-0.287281194879398) translate (24.314cm 13.48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23.261cm" svg:y="12.628cm">
            <draw:text-box>
              <text:p text:style-name="P1"><text:span text:style-name="T5">Thread</text:span></text:p>
            </draw:text-box>
          </draw:frame>
          <draw:g>
            <draw:rect draw:style-name="gr50" draw:text-style-name="P3" draw:layer="layout" svg:width="0.583cm" svg:height="0.22cm" svg:x="22.709cm" svg:y="11.068cm">
              <text:p/>
            </draw:rect>
            <draw:frame draw:style-name="gr60" draw:text-style-name="P12" draw:layer="layout" svg:width="2.446cm" svg:height="0.429cm" svg:x="20.817cm" svg:y="10.937cm">
              <draw:text-box>
                <text:p text:style-name="P9"><text:span text:style-name="T9">ComponentBase</text:span></text:p>
              </draw:text-box>
            </draw:frame>
          </draw:g>
          <draw:g>
            <draw:frame draw:style-name="gr61" draw:text-style-name="P5" draw:layer="layout" svg:width="2.449cm" svg:height="0.348cm" svg:x="18.649cm" svg:y="11.66cm">
              <draw:text-box>
                <text:p text:style-name="P1"><text:span text:style-name="T3">endOfStreamListener</text:span></text:p>
              </draw:text-box>
            </draw:frame>
            <draw:custom-shape draw:style-name="gr19" draw:text-style-name="P3" draw:layer="layout" svg:width="1.402cm" svg:height="0.257cm" svg:x="21.822cm" svg:y="11.70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3.241cm" svg:height="0.344cm" svg:x="19.905cm" svg:y="11.338cm">
              <draw:text-box>
                <text:p text:style-name="P1"><text:span text:style-name="T5">List</text:span><text:span text:style-name="T10">&lt;EndOfStreamListener&gt;</text:span></text:p>
              </draw:text-box>
            </draw:frame>
            <draw:line draw:style-name="gr21" draw:text-style-name="P3" draw:layer="layout" svg:x1="21.383cm" svg:y1="11.866cm" svg:x2="21.833cm" svg:y2="11.866cm">
              <text:p/>
            </draw:line>
            <draw:custom-shape draw:style-name="gr7" draw:text-style-name="P3" draw:layer="layout" svg:width="0.416cm" svg:height="0.104cm" svg:x="21.195cm" svg:y="11.807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22.503cm" svg:y="11.788cm">
              <text:p/>
            </draw:circle>
            <draw:circle draw:style-name="gr22" draw:text-style-name="P3" draw:layer="layout" svg:width="0.133cm" svg:height="0.133cm" svg:x="23.004cm" svg:y="11.789cm">
              <text:p/>
            </draw:circle>
          </draw:g>
          <draw:g>
            <draw:frame draw:style-name="gr48" draw:text-style-name="P5" draw:layer="layout" svg:width="1.839cm" svg:height="0.344cm" svg:x="21.382cm" svg:y="12.776cm">
              <draw:text-box>
                <text:p text:style-name="P1"><text:span text:style-name="T3">conversionLogic</text:span></text:p>
              </draw:text-box>
            </draw:frame>
            <draw:custom-shape draw:style-name="gr7" draw:text-style-name="P3" draw:layer="layout" svg:width="0.416cm" svg:height="0.104cm" svg:x="20.928cm" svg:y="12.92cm">
              <text:p/>
              <draw:enhanced-geometry svg:viewBox="0 0 21600 21600" draw:mirror-horizontal="false" draw:mirror-vertical="false" draw:type="rectangle" draw:enhanced-path="M 0 0 L 21600 0 21600 21600 0 21600 0 0 Z N"/>
            </draw:custom-shape>
          </draw:g>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4.41cm" svg:height="0.328cm" svg:x="14.935cm" svg:y="12.31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2.974cm" svg:height="0.344cm" svg:x="15.612cm" svg:y="11.939cm">
            <draw:text-box>
              <text:p text:style-name="P1"><text:span text:style-name="T5">BlockingQueue&lt;Event&gt;</text:span></text:p>
            </draw:text-box>
          </draw:frame>
        </draw:g>
        <draw:line draw:style-name="gr21" draw:text-style-name="P3" draw:layer="layout" svg:x1="13.139cm" svg:y1="12.493cm" svg:x2="14.951cm" svg:y2="12.496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20.91cm" svg:y1="12.465cm" svg:x2="19.408cm" svg:y2="12.48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 draw:layer="layout" svg:width="1.507cm" svg:height="0.344cm" svg:x="2.458cm" svg:y="11.986cm">
            <draw:text-box>
              <text:p text:style-name="P1"><text:span text:style-name="T5">InputStream</text:span></text:p>
            </draw:text-box>
          </draw:frame>
        </draw:g>
        <draw:line draw:style-name="gr21" draw:text-style-name="P3" draw:layer="layout" svg:x1="23.078cm" svg:y1="12.44cm" svg:x2="23.893cm" svg:y2="12.443cm">
          <text:p/>
        </draw:line>
        <draw:path draw:style-name="gr21" draw:text-style-name="P3" draw:layer="layout" svg:width="2.816cm" svg:height="2.069cm" svg:x="7.391cm" svg:y="9.286cm" svg:viewBox="0 0 2817 2070" svg:d="M2817 0c-1078 261-1321 2018-2817 2070">
          <text:p/>
        </draw:path>
        <draw:path draw:style-name="gr21" draw:text-style-name="P3" draw:layer="layout" svg:width="1.912cm" svg:height="2.659cm" svg:x="9.895cm" svg:y="8.817cm" svg:viewBox="0 0 1913 2660" svg:d="M1913 0c-818 105-2904 2260-1356 2660">
          <text:p/>
        </draw:path>
        <draw:path draw:style-name="gr21" draw:text-style-name="P3" draw:layer="layout" svg:width="5.656cm" svg:height="2.13cm" svg:x="14.903cm" svg:y="9.231cm" svg:viewBox="0 0 5657 2131" svg:d="M0 0c1078 261 4161 2079 5657 2131">
          <text:p/>
        </draw:path>
        <draw:g>
          <draw:frame draw:style-name="gr26" draw:text-style-name="P2" draw:layer="layout" svg:width="3.029cm" svg:height="0.429cm" svg:x="26.144cm" svg:y="12.416cm">
            <draw:text-box>
              <text:p text:style-name="P9"><text:span text:style-name="T11">CountDownLatch</text:span></text:p>
            </draw:text-box>
          </draw:frame>
          <draw:custom-shape draw:style-name="gr41" draw:text-style-name="P3" draw:layer="layout" svg:width="0.839cm" svg:height="0.839cm" svg:x="26.173cm" svg:y="12.853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11.367cm" svg:height="4.217cm" svg:x="14.867cm" svg:y="8.28cm" svg:viewBox="0 0 11368 4218" svg:d="M0 30c885 0 11089-662 11368 4188">
          <text:p/>
        </draw:path>
        <draw:g>
          <draw:custom-shape draw:style-name="gr19" draw:text-style-name="P3" draw:layer="layout" svg:width="1.541cm" svg:height="0.328cm" svg:x="23.918cm" svg:y="12.2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7" draw:layer="layout" svg:width="1.724cm" svg:height="0.687cm" svg:x="23.941cm" svg:y="11.908cm">
            <draw:text-box>
              <text:p text:style-name="P1"><text:span text:style-name="T5">OutputStream</text:span></text:p>
            </draw:text-box>
          </draw:frame>
        </draw:g>
        <draw:g>
          <draw:custom-shape draw:style-name="gr2" draw:text-style-name="P3" draw:layer="layout" svg:width="1.783cm" svg:height="0.849cm" svg:x="21.425cm" svg:y="9.47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21.278cm" svg:y="8.917cm" svg:viewBox="0 0 431 739" draw:points="229,739 0,739 0,0 431,0">
            <text:p/>
          </draw:polyline>
          <draw:frame draw:style-name="gr64" draw:text-style-name="P4" draw:layer="layout" svg:width="3.063cm" svg:height="0.429cm" svg:x="21.405cm" svg:y="8.699cm">
            <draw:text-box>
              <text:p text:style-name="P1"><text:span text:style-name="T2">EndOfStreamListener</text:span></text:p>
            </draw:text-box>
          </draw:frame>
          <draw:rect draw:style-name="gr5" draw:text-style-name="P3" draw:layer="layout" svg:width="0.179cm" svg:height="0.639cm" svg:x="21.343cm" svg:y="9.575cm">
            <text:p/>
          </draw:rect>
        </draw:g>
        <draw:path draw:style-name="gr21" draw:text-style-name="P3" draw:layer="layout" svg:width="1.224cm" svg:height="1.716cm" svg:x="23.135cm" svg:y="10.146cm" svg:viewBox="0 0 1225 1717" svg:d="M0 1717c1639-56 1572-1673 167-1717">
          <text:p/>
        </draw:path>
        <draw:path draw:style-name="gr21" draw:text-style-name="P3" draw:layer="layout" svg:width="3.11cm" svg:height="2.623cm" svg:x="23.035cm" svg:y="9.875cm" svg:viewBox="0 0 3111 2624" svg:d="M0 3c914-67 2721 904 3111 2621">
          <text:p/>
        </draw:path>
        <draw:path draw:style-name="gr65" draw:text-style-name="P3" draw:layer="layout" svg:width="4.858cm" svg:height="3.396cm" svg:x="9.808cm" svg:y="11.864cm" svg:viewBox="0 0 4859 3397" svg:d="M54 713c-249 1550 344 2705 2258 2684s3214-2382 2185-2819-2643-1051-4432 10">
          <text:p/>
        </draw:path>
        <draw:g>
          <draw:custom-shape draw:style-name="gr28" draw:text-style-name="P3" draw:layer="layout" svg:width="2.652cm" svg:height="1.537cm" svg:x="21.062cm" svg:y="13.6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228cm" svg:height="0.62cm" svg:x="20.915cm" svg:y="13.207cm" svg:viewBox="0 0 229 621" draw:points="229,621 0,621 0,0 124,0">
            <text:p/>
          </draw:polyline>
          <draw:frame draw:style-name="gr66" draw:text-style-name="P5" draw:layer="layout" svg:width="0.777cm" svg:height="0.344cm" svg:x="21.676cm" svg:y="13.819cm">
            <draw:text-box>
              <text:p text:style-name="P1"><text:span text:style-name="T3">closed</text:span></text:p>
            </draw:text-box>
          </draw:frame>
          <draw:custom-shape draw:style-name="gr7" draw:text-style-name="P3" draw:layer="layout" svg:width="0.416cm" svg:height="0.104cm" svg:x="22.462cm" svg:y="13.949cm">
            <text:p/>
            <draw:enhanced-geometry svg:viewBox="0 0 21600 21600" draw:mirror-horizontal="false" draw:mirror-vertical="false" draw:type="rectangle" draw:enhanced-path="M 0 0 L 21600 0 21600 21600 0 21600 0 0 Z N"/>
          </draw:custom-shape>
          <draw:rect draw:style-name="gr5" draw:text-style-name="P3" draw:layer="layout" svg:width="0.179cm" svg:height="1.32cm" svg:x="20.98cm" svg:y="13.713cm">
            <text:p/>
          </draw:rect>
          <draw:g>
            <draw:rect draw:style-name="gr50" draw:text-style-name="P3" draw:layer="layout" svg:width="0.126cm" svg:height="0.241cm" svg:x="23.227cm" svg:y="13.101cm">
              <text:p/>
            </draw:rect>
            <draw:frame draw:style-name="gr52" draw:text-style-name="P11" draw:layer="layout" svg:width="4.4cm" svg:height="0.429cm" svg:x="21cm" svg:y="12.977cm">
              <draw:text-box>
                <text:p text:style-name="P13"><text:span text:style-name="T7">OutputStreamConversionLogic</text:span></text:p>
              </draw:text-box>
            </draw:frame>
          </draw:g>
          <draw:g>
            <draw:rect draw:style-name="gr50" draw:text-style-name="P3" draw:layer="layout" svg:width="0.617cm" svg:height="0.22cm" svg:x="22.998cm" svg:y="13.365cm">
              <text:p/>
            </draw:rect>
            <draw:frame draw:style-name="gr53" draw:text-style-name="P12" draw:layer="layout" svg:width="2.589cm" svg:height="0.429cm" svg:x="20.995cm" svg:y="13.234cm">
              <draw:text-box>
                <text:p text:style-name="P9"><text:span text:style-name="T9">OutputFormatter</text:span></text:p>
              </draw:text-box>
            </draw:frame>
          </draw:g>
        </draw:g>
        <draw:path draw:style-name="gr21" draw:text-style-name="P3" draw:layer="layout" svg:width="0.698cm" svg:height="1.373cm" svg:x="20.273cm" svg:y="12.975cm" svg:viewBox="0 0 699 1374" svg:d="M651 1c-874-52-878 1383 48 1373">
          <text:p/>
        </draw:path>
        <draw:path draw:style-name="gr65" draw:text-style-name="P3" draw:layer="layout" svg:width="5.976cm" svg:height="2.908cm" svg:x="19.104cm" svg:y="12.03cm" svg:viewBox="0 0 5977 2909" svg:d="M29 480c-249 1550 1138 2449 3052 2428s3637-2240 2567-2518-3924-713-5574-11">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2-07T12:15:28</dc:date>
    <dc:creator>Ovidiu Feodorov</dc:creator>
    <meta:editing-duration>PT14H2M31S</meta:editing-duration>
    <meta:editing-cycles>31</meta:editing-cycles>
    <meta:document-statistic meta:object-count="236"/>
  </office:meta>
</office:document-meta>
</file>